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940e6" style:font-size-asian="12pt" style:font-size-complex="12pt"/>
    </style:style>
    <style:style style:name="T1" style:family="text">
      <style:text-properties style:font-name="sans-serif" fo:font-size="15pt"/>
    </style:style>
    <style:style style:name="T2" style:family="text">
      <style:text-properties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lculo de combinadores SKI ou qualquer linguagem baseada em combinadores SKI (por exemplo Nock ou Unlambda)</text:p>
      <text:p text:style-name="P2"/>
      <text:p text:style-name="P2"/>
      <text:p text:style-name="P2">Hindley, J. Roger, and Jonathan P. Seldin. Lambda-calculus and combinators: an introduction. Vol. 13. Cambridge: Cambridge University Press, 2008. [Capítulo 2]</text:p>
      <text:p text:style-name="P1"/>
      <text:p text:style-name="P1"/>
      <text:p text:style-name="P1">http://www.madore.org/~david/programs/unlambda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8-05-30T03:18:50.416278667</meta:creation-date>
    <dc:date>2018-05-30T03:20:06.476714974</dc:date>
    <dc:creator>ricardo </dc:creator>
    <meta:editing-duration>PT1M18S</meta:editing-duration>
    <meta:editing-cycles>1</meta:editing-cycles>
    <meta:document-statistic meta:table-count="0" meta:image-count="0" meta:object-count="0" meta:page-count="1" meta:paragraph-count="3" meta:word-count="38" meta:character-count="314" meta:non-whitespace-character-count="279"/>
    <meta:generator>LibreOffice/5.1.6.2$Linux_X86_64 LibreOffice_project/10m0$Build-2</meta:generator>
  </office:meta>
</office:document-meta>
</file>